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ourier New'" style:font-family-asian="'Courier New'" style:font-family-complex="'Courier New'" fo:background-color="transparent" style:use-window-font-color="true"/>
    </style:style>
    <style:style style:name="P1" style:family="paragraph">
      <style:paragraph-properties fo:line-height="100.00%" fo:text-align="left"/>
    </style:style>
  </office:automatic-styles>
  <office:body>
    <office:text>
      <text:p text:style-name="P1"><text:span text:style-name="T1">Calvin Barnett</text:span></text:p>
      <text:p text:style-name="P1"><text:span text:style-name="T1">cis129 Final Project Doc</text:span></text:p>
      <text:p text:style-name="P1"><text:span text:style-name="T1"/></text:p>
      <text:p text:style-name="P1"><text:span text:style-name="T1">Document of working through the final</text:span></text:p>
      <text:p text:style-name="P1"><text:span text:style-name="T1"/></text:p>
      <text:p text:style-name="P1"><text:span text:style-name="T1">Mental Health Support</text:span></text:p>
      <text:p text:style-name="P1"><text:span text:style-name="T1"/></text:p>
      <text:p text:style-name="P1"><text:span text:style-name="T1">Problem and Research:</text:span></text:p>
      <text:p text:style-name="P1"><text:span text:style-name="T1">I have researched a many studies now and I think I have a good Idea of where we are at with this kind of Mental Health technology and AI Inagration. The problem here is access to mental health resources is limited, and many people struggle to find support.Some existing solutions I've researched are apps like "Headspace" and "Calm" that offer meditation and mindfulness exercises. Some studies such as There was a study on the Psychiatry of AI and how it might change the landscape of Mental Health Care. One thing they pointed out was AI will always keep pushing back limitations further and further and it will keep evolving. Another study actually points out that it is </text:span></text:p>
      <text:p text:style-name="P1"><text:span text:style-name="T1">actually feasible that AI would help with mental health with many studies they did with diverse men and women.</text:span></text:p>
      <text:p text:style-name="P1"><text:span text:style-name="T1"/></text:p>
      <text:p text:style-name="P1"><text:span text:style-name="T1">Interest &amp; Justification: </text:span></text:p>
      <text:p text:style-name="P1"><text:span text:style-name="T1">I have a personal interest in mental health and the importance of accessible support. I've been through rough rough times that I would never wish apon anyone, I can't imagine if someone went through similar mental struggles what they would do if they didn't have support, I like I did with mainly family for me, or anyone in their life to support them.</text:span></text:p>
      <text:p text:style-name="P1"><text:span text:style-name="T1"/></text:p>
      <text:p text:style-name="P1"><text:span text:style-name="T1">Proposed Software Solution:</text:span></text:p>
      <text:p text:style-name="P1"><text:span text:style-name="T1">My idea is a mental health chatbot app/AI that provides immediate support, resources, and tracks a user's mood over time.</text:span></text:p>
      <text:p text:style-name="P1"><text:span text:style-name="T1">Something it would do is use AI to provide personalized advice and maybe includes community support groups. Obviously, this would work with many languages. And the Software could also easily connect you to professional help if you need it very easily. </text:span></text:p>
      <text:p text:style-name="P1"><text:span text:style-name="T1"/></text:p>
      <text:p text:style-name="P1"><text:span text:style-name="T1">I think I like this idea. I know there could be potential problems and weirdness at the moment with AI, but this solution could be a future endeavor and I think it is very clever solution for mental health to always have a chatbot to talk to with mental struggles.</text:span></text:p>
      <text:p text:style-name="P1"><text:span text:style-name="T1"/></text:p>
      <text:p text:style-name="P1"><text:span text:style-name="T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